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5109CEE7E23D794D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Pictures/1000020100000500000002D089E0F4EAC9C0B774.png" manifest:media-type="image/png"/>
  <manifest:file-entry manifest:full-path="Pictures/10000000000004220000031A19A7B6A033A9B6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0.8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80pt" style:font-size-asian="80pt" style:font-size-complex="80pt"/>
    </style:style>
    <style:style style:name="P10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題目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組名</text:p>
            <text:p text:style-name="P2">組員：姓名/學號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the proble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是什麼，它能解決什麼問題？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y this is importan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的緣起動機是什麼？</text:p>
              </text:list-item>
              <text:list-item>
                <text:p text:style-name="P1">你注意到什麼需求、現象、問題？</text:p>
              </text:list-item>
              <text:list-item>
                <text:p text:style-name="P1">為什麼這個問題值得被解決？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to do and how you do i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需要做什麼來解決這個問題？</text:p>
              </text:list-item>
              <text:list-item>
                <text:p text:style-name="P1">你要做的這些事情裡的先後順序是什麼？</text:p>
              </text:list-item>
              <text:list-item>
                <text:p text:style-name="P1">你會需要哪些工具？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ere do the data come fro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的資料從哪裡來？</text:p>
              </text:list-item>
              <text:list-item>
                <text:p text:style-name="P1">怎麼收集？</text:p>
              </text:list-item>
              <text:list-item>
                <text:p text:style-name="P1">怎麼知道量夠不夠？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ork flo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程式流程方塊圖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o did what in your team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請介紹你的組員工作分配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7" draw:layer="layout" svg:width="20cm" svg:height="0.819cm" svg:x="3.5cm" svg:y="14.5cm" presentation:class="title" presentation:user-transformed="true">
          <draw:text-box>
            <text:p text:style-name="P6"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8" draw:layer="layout" svg:width="2.327cm" svg:height="0.819cm" svg:x="3cm" svg:y="14.5cm">
          <draw:image xlink:href="Pictures/10000000000000580000001F99D2A38C014B254B.png" xlink:type="simple" xlink:show="embed" xlink:actuate="onLoad" draw:mime-type="image/png">
            <text:p/>
          </draw:image>
        </draw:frame>
        <draw:frame draw:style-name="gr3" draw:text-style-name="P10" draw:layer="layout" svg:width="15cm" svg:height="3.405cm" svg:x="5.5cm" svg:y="5.595cm">
          <draw:text-box>
            <text:p text:style-name="P9"><text:span text:style-name="T2">Q &amp;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19A7B6A033A9B628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TC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5T13:38:10.356139335</meta:creation-date>
    <meta:editing-duration>PT7M40S</meta:editing-duration>
    <meta:editing-cycles>2</meta:editing-cycles>
    <meta:generator>LibreOffice/7.0.0.3$MacOSX_X86_64 LibreOffice_project/8061b3e9204bef6b321a21033174034a5e2ea88e</meta:generator>
    <dc:title>Blueprint Plans</dc:title>
    <meta:initial-creator>Peter Wolf</meta:initial-creator>
    <dc:date>2020-12-15T13:45:48.935069373</dc:date>
    <dc:creator>Peter Wolf</dc:creator>
    <meta:document-statistic meta:object-count="87"/>
  </office:meta>
</office:document-meta>
</file>